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100000031A6EE2303E0DB634C.png" manifest:media-type="image/png"/>
  <manifest:file-entry manifest:full-path="Pictures/1000071E00000510000005100B12D7CD5916FB27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2.808cm" table:align="left"/>
    </style:style>
    <style:style style:name="Tabela1.A" style:family="table-column">
      <style:table-column-properties style:column-width="0.106cm"/>
    </style:style>
    <style:style style:name="Tabela1.B" style:family="table-column">
      <style:table-column-properties style:column-width="2.702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2.806cm" table:align="left"/>
    </style:style>
    <style:style style:name="Tabela2.A" style:family="table-column">
      <style:table-column-properties style:column-width="0.106cm"/>
    </style:style>
    <style:style style:name="Tabela2.B" style:family="table-column">
      <style:table-column-properties style:column-width="2.701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3.136cm" table:align="left"/>
    </style:style>
    <style:style style:name="Tabela3.A" style:family="table-column">
      <style:table-column-properties style:column-width="0.106cm"/>
    </style:style>
    <style:style style:name="Tabela3.B" style:family="table-column">
      <style:table-column-properties style:column-width="3.03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3.136cm" table:align="left"/>
    </style:style>
    <style:style style:name="Tabela4.A" style:family="table-column">
      <style:table-column-properties style:column-width="0.106cm"/>
    </style:style>
    <style:style style:name="Tabela4.B" style:family="table-column">
      <style:table-column-properties style:column-width="3.03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3.653cm" table:align="left"/>
    </style:style>
    <style:style style:name="Tabela5.A" style:family="table-column">
      <style:table-column-properties style:column-width="0.106cm"/>
    </style:style>
    <style:style style:name="Tabela5.B" style:family="table-column">
      <style:table-column-properties style:column-width="3.547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3.653cm" table:align="left"/>
    </style:style>
    <style:style style:name="Tabela6.A" style:family="table-column">
      <style:table-column-properties style:column-width="0.106cm"/>
    </style:style>
    <style:style style:name="Tabela6.B" style:family="table-column">
      <style:table-column-properties style:column-width="3.547cm"/>
    </style:style>
    <style:style style:name="Tabela6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 style:list-style-name="L3">
      <style:paragraph-properties fo:margin-top="0cm" fo:margin-bottom="0.499cm" loext:contextual-spacing="false"/>
    </style:style>
    <style:style style:name="P9" style:family="paragraph" style:parent-style-name="Preformatted_20_Text" style:list-style-name="L4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zas</text:h>
      <text:section text:style-name="Sect1" text:name="intro">
        <text:p text:style-name="Horizontal_20_Line"/>
        <text:h text:style-name="Heading_20_1" text:outline-level="1"><text:bookmark text:name="wprowadzenie"/>Wprowadzenie</text:h>
        <text:p text:style-name="Text_20_body"><text:span text:style-name="Emphasis">Czas</text:span> to język programowania abstrakcyjnej maszyny <text:span text:style-name="Emphasis">Czas</text:span>.</text:p>
        <text:h text:style-name="Heading_20_2" text:outline-level="2"><text:bookmark text:name="składnia-języka"/>Składnia języka</text:h>
        <text:p text:style-name="Text_20_body">Składnię języka Czas opisuje gramatyka, której symbolami końcowymi są</text:p>
        <text:list xml:id="list2156684544" text:style-name="L1">
          <text:list-item>
            <text:p text:style-name="P2"><text:span text:style-name="Source_20_Text">identyfikator</text:span>, zapisany jak w języku C,</text:p>
          </text:list-item>
          <text:list-item>
            <text:p text:style-name="P2"><text:span text:style-name="Source_20_Text">liczba</text:span>, reprezentująca liczbę całkowitą w zapisie dziesiętnym, poprzedzoną opcjonalnym znakiem <text:span text:style-name="Source_20_Text">+</text:span> lub <text:span text:style-name="Source_20_Text">-</text:span>,</text:p>
          </text:list-item>
          <text:list-item>
            <text:p text:style-name="P2">znaki ujęte w apostrofy.</text:p>
          </text:list-item>
        </text:list>
        <text:p text:style-name="Text_20_body">W kodzie źródłowym programu, przed lub po, ale nie wewnątrz, tekstowych reprezentacji symboli końcowych gramatyki języka, mogą wystąpić, w dowolnej liczbie, spacje, tabulacje, końce wiersza i znaki <text:span text:style-name="Source_20_Text">|</text:span>. Nazywane są separatorami i nie mają wpływu na interpretację programu.</text:p>
        <text:p text:style-name="Text_20_body">Symbolem początkowym gramatyki języka Czas jest <text:span text:style-name="Source_20_Text">Program</text:span>.</text:p>
        <text:p text:style-name="Preformatted_20_Text"><text:span text:style-name="Source_20_Text">Program → ε | Element Program</text:span></text:p>
        <text:p text:style-name="Preformatted_20_Text"/>
        <text:p text:style-name="Preformatted_20_Text"><text:span text:style-name="Source_20_Text">Element → Definicja | Instrukcja</text:span></text:p>
        <text:p text:style-name="Preformatted_20_Text"/>
        <text:p text:style-name="Preformatted_20_Text"><text:span text:style-name="Source_20_Text">Definicja → ':' Etykieta</text:span></text:p>
        <text:p text:style-name="Preformatted_20_Text"/>
        <text:p text:style-name="Preformatted_20_Text"><text:span text:style-name="Source_20_Text">Instrukcja → Odejmowanie | Skok | Wywołanie | Powrót | Czytanie | Pisanie</text:span></text:p>
        <text:p text:style-name="Preformatted_20_Text"/>
        <text:p text:style-name="Preformatted_20_Text"><text:span text:style-name="Source_20_Text">Odejmowanie → Adres Adres</text:span></text:p>
        <text:p text:style-name="Preformatted_20_Text"/>
        <text:p text:style-name="Preformatted_20_Text"><text:span text:style-name="Source_20_Text">Skok → Adres Etykieta</text:span></text:p>
        <text:p text:style-name="Preformatted_20_Text"/>
        <text:p text:style-name="Preformatted_20_Text"><text:span text:style-name="Source_20_Text">Wywołanie → Etykieta</text:span></text:p>
        <text:p text:style-name="Preformatted_20_Text"/>
        <text:p text:style-name="Preformatted_20_Text"><text:span text:style-name="Source_20_Text">Powrót → ';'</text:span></text:p>
        <text:p text:style-name="Preformatted_20_Text"/>
        <text:p text:style-name="Preformatted_20_Text"><text:span text:style-name="Source_20_Text">Czytanie → '^' Adres</text:span></text:p>
        <text:p text:style-name="Preformatted_20_Text"/>
        <text:p text:style-name="Preformatted_20_Text"><text:span text:style-name="Source_20_Text">Pisanie → Adres '^'</text:span></text:p>
        <text:p text:style-name="Preformatted_20_Text"/>
        <text:p text:style-name="Preformatted_20_Text"><text:span text:style-name="Source_20_Text">Etykieta → identyfikator</text:span></text:p>
        <text:p text:style-name="Preformatted_20_Text"/>
        <text:p text:style-name="P7"><text:span text:style-name="Source_20_Text">Adres → liczba</text:span></text:p>
        <text:p text:style-name="Text_20_body">Etykiety reprezentują miejsca w kodzie. Każda etykieta w programie musi wystąpić w <text:span text:style-name="Source_20_Text">Definicji</text:span>. O instrukcji bezpośrednio za definicją etykiety powiemy, że jest tą etykietą oznaczona. Program, w którym są dwie definicje etykiety o tym samym identyfikatorze, jest błędny.</text:p>
        <text:p text:style-name="Text_20_body">Adresy reprezentują komórki pamięci.</text:p>
        <text:h text:style-name="Heading_20_2" text:outline-level="2"><text:bookmark text:name="pamięć-maszyny"/><text:soft-page-break/>Pamięć maszyny</text:h>
        <text:p text:style-name="Text_20_body">Pamięć maszyny jest nieograniczona. Adresami i wartościami jej komórek mogą być dowolne liczby całkowite ze znakiem. Początkowa wartość komórki o adresie <text:span text:style-name="Source_20_Text">a</text:span> jest równa <text:span text:style-name="Source_20_Text">-1 - a</text:span>. W opisie semantyki instrukcji wartość komórki o adresie <text:span text:style-name="Source_20_Text">adres</text:span> oznaczamy przez <text:span text:style-name="Source_20_Text">*adres</text:span>.</text:p>
        <text:p text:style-name="Text_20_body">Maszyna ma też <text:span text:style-name="Emphasis">stos powrotu</text:span>, który przechowuje informacje o miejscach w kodzie. Udostępnia on operacje włożenia na stos nowej informacji oraz zdjęcia ze stosu ostatniej położonej informacji, która nie została jeszcze zdjęta.</text:p>
        <text:h text:style-name="Heading_20_2" text:outline-level="2"><text:bookmark text:name="wykonanie-programu"/>Wykonanie programu</text:h>
        <text:p text:style-name="Text_20_body">Pusty program nie ma żadnego efektu.</text:p>
        <text:p text:style-name="Text_20_body">Wykonanie programu niepustego zaczyna się od pierwszej instrukcji. Kończy się albo po przejściu za ostatnią instrukcję albo po wykonaniu instrukcji kończącej program.</text:p>
        <text:p text:style-name="Text_20_body">Po instrukcji aktualnej wykonywana jest albo instrukcja wskazana przez instrukcję aktualną albo instrukcja następna po niej w kodzie.</text:p>
        <text:h text:style-name="Heading_20_2" text:outline-level="2"><text:bookmark text:name="instrukcje-maszyny"/>Instrukcje maszyny</text:h>
        <text:p text:style-name="Text_20_body">Maszyna Czas ma sześć instrukcji.</text:p>
        <text:list xml:id="list1466311269" text:style-name="L2">
          <text:list-item>
            <text:p text:style-name="P3">Instrukcja odejmowania <text:span text:style-name="Source_20_Text">adres1 adres2</text:span> zapisuje w komórce o adresie <text:span text:style-name="Source_20_Text">*adres1</text:span> wynik odejmowania <text:span text:style-name="Source_20_Text">**adres2</text:span> od <text:span text:style-name="Source_20_Text">**adres1</text:span>.</text:p>
            <text:p text:style-name="P3">Jeśli np. przed wykonaniem instrukcji <text:span text:style-name="Source_20_Text">3 1</text:span> było <text:span text:style-name="Source_20_Text">*1 == 10</text:span>, <text:span text:style-name="Source_20_Text">*3 == 30</text:span>, <text:span text:style-name="Source_20_Text">*10 == 100</text:span> i <text:span text:style-name="Source_20_Text">*30 == 300</text:span> to po jej wykonaniu będzie <text:span text:style-name="Source_20_Text">*30 == 200</text:span>.</text:p>
          </text:list-item>
          <text:list-item>
            <text:p text:style-name="P3">Instrukcja skoku <text:span text:style-name="Source_20_Text">adres etykieta</text:span> sprawdza, czy <text:span text:style-name="Source_20_Text">**adres</text:span> jest większe od zera. Jeśli tak, to następną wykonaną instrukcją będzie instrukcja oznaczona <text:span text:style-name="Source_20_Text">etykietą</text:span>.</text:p>
          </text:list-item>
          <text:list-item>
            <text:p text:style-name="P3">Instrukcja wywołania <text:span text:style-name="Source_20_Text">etykieta</text:span> wskazuje, że następną wykonaną instrukcją ma być instrukcja oznaczona <text:span text:style-name="Source_20_Text">etykietą</text:span>. Jednocześnie na stos powrotu wkładane jest miejsce w kodzie bezpośrednio za instrukcją aktualną.</text:p>
          </text:list-item>
          <text:list-item>
            <text:p text:style-name="P3">Instrukcja powrotu <text:span text:style-name="Source_20_Text">;</text:span> wskazuje, że następną wykonaną instrukcją ma być instrukcja w miejscu, które zdejmujemy ze stosu powrotu. Jeśli stos jest pusty, instrukcja powrotu kończy program.</text:p>
          </text:list-item>
          <text:list-item>
            <text:p text:style-name="P3">Instrukcja czytania <text:span text:style-name="Source_20_Text">^ adres</text:span> zapisuje w komórce o adresie <text:span text:style-name="Source_20_Text">*adres</text:span> kod znaku wczytanego za pomocą funkcji <text:span text:style-name="Source_20_Text">getchar()</text:span> języka C lub -1, jeśli wynikiem <text:span text:style-name="Source_20_Text">getchar()</text:span> było <text:span text:style-name="Source_20_Text">EOF</text:span>.</text:p>
          </text:list-item>
          <text:list-item>
            <text:p text:style-name="P3">Instrukcja pisania <text:span text:style-name="Source_20_Text">adres ^</text:span> pisze, za pomocą funkcji <text:span text:style-name="Source_20_Text">putchar()</text:span> języka C, znak o kodzie <text:span text:style-name="Source_20_Text">**adres</text:span>.</text:p>
          </text:list-item>
        </text:list>
        <text:h text:style-name="Heading_20_1" text:outline-level="1"><text:bookmark text:name="polecenie"/>Polecenie</text:h>
        <text:p text:style-name="Text_20_body">Napisz interpreter, czyli program, który wykona program w języku Czas.</text:p>
        <text:p text:style-name="Text_20_body"><text:soft-page-break/>Na wejściu interpretera jest kod źródłowy programu, po którym, opcjonalnie, może być znak <text:span text:style-name="Source_20_Text">&amp;</text:span> i dane dla interpretowanego programu.</text:p>
        <text:p text:style-name="Text_20_body">Wynikiem pracy interpretera jest wynik interpretowanego programu.</text:p>
        <text:h text:style-name="Heading_20_1" text:outline-level="1"><text:bookmark text:name="przykłady"/>Przykłady</text:h>
        <text:p text:style-name="Text_20_body">Do treści zadania dołączone są pliki <text:span text:style-name="Source_20_Text">.czs</text:span> z przykładowymi danymi i pliki <text:span text:style-name="Source_20_Text">.out</text:span> z wynikami wzorcowymi.</text:p>
        <text:list xml:id="list1654444484" text:style-name="L3">
          <text:list-item>
            <text:p text:style-name="P4">Dla danych <text:a xlink:type="simple" xlink:href="https://moodle.mimuw.edu.pl/pluginfile.php?file=%2F24369%2Fmod_assign%2Fintroattachment%2F0%2Fhello.czs&amp;amp;forcedownload=1" text:style-name="Internet_20_link" text:visited-style-name="Visited_20_Internet_20_Link">hello.czs</text:a> polecenie</text:p>
            <text:p text:style-name="P8"><text:span text:style-name="Source_20_Text">&lt; hello.czs ./czas &gt; hello.out</text:span></text:p>
            <text:p text:style-name="P4">utworzy plik <text:a xlink:type="simple" xlink:href="https://moodle.mimuw.edu.pl/pluginfile.php?file=%2F24369%2Fmod_assign%2Fintroattachment%2F0%2Fhello.out&amp;amp;forcedownload=1" text:style-name="Internet_20_link" text:visited-style-name="Visited_20_Internet_20_Link">hello.out</text:a>.</text:p>
          </text:list-item>
          <text:list-item>
            <text:p text:style-name="P4">Dla danych <text:a xlink:type="simple" xlink:href="https://moodle.mimuw.edu.pl/pluginfile.php?file=%2F24369%2Fmod_assign%2Fintroattachment%2F0%2Fhal.czs&amp;amp;forcedownload=1" text:style-name="Internet_20_link" text:visited-style-name="Visited_20_Internet_20_Link">hal.czs</text:a> polecenie</text:p>
            <text:p text:style-name="P8"><text:span text:style-name="Source_20_Text">echo "&amp;HAL" | cat hal.czs - | ./czas &gt; hal.out</text:span></text:p>
            <text:p text:style-name="P4">utworzy plik <text:a xlink:type="simple" xlink:href="https://moodle.mimuw.edu.pl/pluginfile.php?file=%2F24369%2Fmod_assign%2Fintroattachment%2F0%2Fhal.out&amp;amp;forcedownload=1" text:style-name="Internet_20_link" text:visited-style-name="Visited_20_Internet_20_Link">hal.out</text:a>.</text:p>
          </text:list-item>
          <text:list-item>
            <text:p text:style-name="P4">Dla danych <text:a xlink:type="simple" xlink:href="https://moodle.mimuw.edu.pl/pluginfile.php?file=%2F24369%2Fmod_assign%2Fintroattachment%2F0%2Frekursja.czs&amp;amp;forcedownload=1" text:style-name="Internet_20_link" text:visited-style-name="Visited_20_Internet_20_Link">rekursja.czs</text:a> polecenie</text:p>
            <text:p text:style-name="P8"><text:span text:style-name="Source_20_Text">&lt; rekursja.czs ./czas &gt; rekursja.out</text:span></text:p>
            <text:p text:style-name="P4">utworzy plik <text:a xlink:type="simple" xlink:href="https://moodle.mimuw.edu.pl/pluginfile.php?file=%2F24369%2Fmod_assign%2Fintroattachment%2F0%2Frekursja.out&amp;amp;forcedownload=1" text:style-name="Internet_20_link" text:visited-style-name="Visited_20_Internet_20_Link">rekursja.out</text:a>.</text:p>
          </text:list-item>
        </text:list>
        <text:h text:style-name="Heading_20_1" text:outline-level="1"><text:bookmark text:name="walidacja-i-testy"/>Walidacja i testy</text:h>
        <text:list xml:id="list294088295" text:style-name="L4">
          <text:list-item>
            <text:p text:style-name="P5">Rozwiązania zostaną poddane walidacji, wstępnie sprawdzającej zgodność ze specyfikacją. Pomyślne przejście walidacji jest warunkiem dopuszczenia programu do testów poprawności.</text:p>
          </text:list-item>
          <text:list-item>
            <text:p text:style-name="P5">Programy będą kompilowane poleceniem</text:p>
            <text:p text:style-name="P9"><text:span text:style-name="Source_20_Text">gcc -std=c11 -pedantic -Wall -Wextra -Werror nazwa.c -o nazwa</text:span></text:p>
            <text:p text:style-name="P5">Wymagane są wszystkie wymienione opcje kompilatora. Nie będą do nich dodawane żadne inne.</text:p>
          </text:list-item>
          <text:list-item>
            <text:p text:style-name="P5">Przyjmujemy, że wynik funkcji <text:span text:style-name="Source_20_Text">main()</text:span> inny niż <text:span text:style-name="Source_20_Text">0</text:span> informuje o błędzie wykonania programu.</text:p>
          </text:list-item>
          <text:list-item>
            <text:p text:style-name="P5">Poprawność wyniku sprawdzamy, przekierowując na wejście programu zawartość pliku z danymi i porównując rezultat, za pomocą programu <text:span text:style-name="Source_20_Text">diff</text:span>, z wynikiem wzorcowym, np.</text:p>
            <text:p text:style-name="P9"><text:span text:style-name="Source_20_Text">&lt; przyklad.in ./nazwa | diff - przyklad.out</text:span></text:p>
            <text:p text:style-name="P5">Ocena poprawności wyniku jest binarna. Uznajemy go za poprawny, jeżeli program <text:span text:style-name="Source_20_Text">diff</text:span> nie wskaże żadnej różnicy względem wyniku wzorcowego.</text:p>
          </text:list-item>
        </text:list>
        <text:h text:style-name="Heading_20_1" text:outline-level="1"><text:bookmark text:name="założenia"/><text:soft-page-break/>Założenia</text:h>
        <text:p text:style-name="Text_20_body">Wolno założyć, że</text:p>
        <text:list xml:id="list2281177251" text:style-name="L5">
          <text:list-item>
            <text:p text:style-name="P6">koszt algorytmu wyszukiwania etykiety nie będzie miał wpływu na ocenę rozwiązania,</text:p>
          </text:list-item>
          <text:list-item>
            <text:p text:style-name="P6">dane, czyli kod źródłowy programu w języku Czas, są poprawne,</text:p>
          </text:list-item>
          <text:list-item>
            <text:p text:style-name="P6">liczby w kodzie programu, oraz wyniki obliczeń tego programu, mieszczą się w zakresie typu <text:span text:style-name="Source_20_Text">int</text:span>,</text:p>
          </text:list-item>
          <text:list-item>
            <text:p text:style-name="P6">znaki na wejściu interpretowanego programu będą miały kody od 0 do 127,</text:p>
          </text:list-item>
          <text:list-item>
            <text:p text:style-name="P6">liczba różnych etykiet nie przekracza 1000,</text:p>
          </text:list-item>
          <text:list-item>
            <text:p text:style-name="P6">suma długości wszystkich etykiet, bez powtórzeń, nie przekracza 2000,</text:p>
          </text:list-item>
          <text:list-item>
            <text:p text:style-name="P6">program ma nie więcej niż 3000 instrukcji,</text:p>
          </text:list-item>
          <text:list-item>
            <text:p text:style-name="P6">liczba wartości na stosie powrotu nie przekroczy 4000,</text:p>
          </text:list-item>
          <text:list-item>
            <text:p text:style-name="P6">podczas wykonania interpretowanego programu, wartości będą zapisywane tylko do komórek pamięci o adresach z przedziału od -5000 do 4999.</text:p>
            <text:p text:style-name="P6">Odczytanie wartości komórki powinno być jednak możliwe dla dowolnych adresów mieszczących się w zakresie typu <text:span text:style-name="Source_20_Text">int</text:span>.</text:p>
          </text:list-item>
        </text:list>
        <text:section text:style-name="Sect1" text:name="assign_files_tree5f9e8618662191">
          <text:p text:style-name="Text_20_body"/>
          <text:section text:style-name="Sect1" text:name="ygtv0">
            <text:p text:style-name="Text_20_body"/>
            <text:section text:style-name="Sect1" text:name="ygtvc0">
              <text:p text:style-name="Text_20_body"/>
              <text:section text:style-name="Sect1" text:name="ygtv1">
                <text:p text:style-name="P1"><text:bookmark text:name="ygtvtableel1"/><text:bookmark text:name="yui_3_17_2_1_1604224537114_48"/><text:bookmark text:name="yui_3_17_2_1_1604224537114_47"/></text:p>
                <table:table table:name="Tabela1" table:style-name="Tabela1">
                  <table:table-column table:style-name="Tabela1.A"/>
                  <table:table-column table:style-name="Tabela1.B"/>
                  <table:table-row>
                    <table:table-cell table:style-name="Tabela1.A1" office:value-type="string">
                      <text:p text:style-name="Table_20_Contents"><text:bookmark text:name="ygtvt1"/><text:a xlink:type="simple" xlink:href="https://moodle.mimuw.edu.pl/mod/assign/view.php?id=7814#" text:style-name="Internet_20_link" text:visited-style-name="Visited_20_Internet_20_Link"> </text:a><text:bookmark text:name="ygtvcontentel1"/></text:p>
                    </table:table-cell>
                    <table:table-cell table:style-name="Tabela1.A1" office:value-type="string">
                      <text:section text:style-name="Sect1" text:name="yui_3_17_2_1_1604224537114_46">
                        <text:p text:style-name="Table_20_Contents"/>
                        <text:section text:style-name="Sect1" text:name="yui_3_17_2_1_1604224537114_45">
                          <text:p text:style-name="Table_20_Contents"><draw:frame draw:style-name="fr1" draw:name="Obraz1" text:anchor-type="as-char" svg:width="1.296cm" svg:height="1.296cm" draw:z-index="0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hal.czs</svg:title></draw:frame><text:s/><text:bookmark text:name="yui_3_17_2_1_1604224537114_44"/><text:a xlink:type="simple" xlink:href="https://moodle.mimuw.edu.pl/pluginfile.php/24369/mod_assign/introattachment/0/hal.czs?forcedownload=1" office:target-frame-name="_blank" xlink:show="new" text:style-name="Internet_20_link" text:visited-style-name="Visited_20_Internet_20_Link">hal.czs</text:a> </text:p>
                        </text:section>
                        <text:p text:style-name="Table_20_Contents">28 listopada 2017, 21:31 </text:p>
                      </text:section>
                    </table:table-cell>
                  </table:table-row>
                </table:table>
              </text:section>
              <text:section text:style-name="Sect1" text:name="ygtv2">
                <text:p text:style-name="P1"><text:bookmark text:name="ygtvtableel2"/><text:bookmark text:name="yui_3_17_2_1_1604224537114_56"/><text:bookmark text:name="yui_3_17_2_1_1604224537114_55"/></text:p>
                <table:table table:name="Tabela2" table:style-name="Tabela2">
                  <table:table-column table:style-name="Tabela2.A"/>
                  <table:table-column table:style-name="Tabela2.B"/>
                  <table:table-row>
                    <table:table-cell table:style-name="Tabela2.A1" office:value-type="string">
                      <text:p text:style-name="Table_20_Contents"><text:bookmark text:name="ygtvt2"/><text:a xlink:type="simple" xlink:href="https://moodle.mimuw.edu.pl/mod/assign/view.php?id=7814#" text:style-name="Internet_20_link" text:visited-style-name="Visited_20_Internet_20_Link"> </text:a><text:bookmark text:name="ygtvcontentel2"/></text:p>
                    </table:table-cell>
                    <table:table-cell table:style-name="Tabela2.A1" office:value-type="string">
                      <text:section text:style-name="Sect1" text:name="yui_3_17_2_1_1604224537114_54">
                        <text:p text:style-name="Table_20_Contents"/>
                        <text:section text:style-name="Sect1" text:name="yui_3_17_2_1_1604224537114_53">
                          <text:p text:style-name="Table_20_Contents"><draw:frame draw:style-name="fr1" draw:name="Obraz2" text:anchor-type="as-char" svg:width="1.296cm" svg:height="1.296cm" draw:z-index="1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hal.out</svg:title></draw:frame><text:s/><text:bookmark text:name="yui_3_17_2_1_1604224537114_52"/><text:a xlink:type="simple" xlink:href="https://moodle.mimuw.edu.pl/pluginfile.php/24369/mod_assign/introattachment/0/hal.out?forcedownload=1" office:target-frame-name="_blank" xlink:show="new" text:style-name="Internet_20_link" text:visited-style-name="Visited_20_Internet_20_Link">hal.out</text:a> </text:p>
                        </text:section>
                        <text:p text:style-name="Table_20_Contents">28 listopada 2017, 21:31 </text:p>
                      </text:section>
                    </table:table-cell>
                  </table:table-row>
                </table:table>
              </text:section>
              <text:section text:style-name="Sect1" text:name="ygtv3">
                <text:p text:style-name="P1"><text:bookmark text:name="ygtvtableel3"/><text:bookmark text:name="yui_3_17_2_1_1604224537114_61"/><text:bookmark text:name="yui_3_17_2_1_1604224537114_60"/></text:p>
                <table:table table:name="Tabela3" table:style-name="Tabela3">
                  <table:table-column table:style-name="Tabela3.A"/>
                  <table:table-column table:style-name="Tabela3.B"/>
                  <table:table-row>
                    <table:table-cell table:style-name="Tabela3.A1" office:value-type="string">
                      <text:p text:style-name="Table_20_Contents"><text:bookmark text:name="ygtvt3"/><text:a xlink:type="simple" xlink:href="https://moodle.mimuw.edu.pl/mod/assign/view.php?id=7814#" text:style-name="Internet_20_link" text:visited-style-name="Visited_20_Internet_20_Link"> </text:a><text:bookmark text:name="ygtvcontentel3"/></text:p>
                    </table:table-cell>
                    <table:table-cell table:style-name="Tabela3.A1" office:value-type="string">
                      <text:section text:style-name="Sect1" text:name="yui_3_17_2_1_1604224537114_59">
                        <text:p text:style-name="Table_20_Contents"/>
                        <text:section text:style-name="Sect1" text:name="yui_3_17_2_1_1604224537114_58">
                          <text:p text:style-name="Table_20_Contents"><draw:frame draw:style-name="fr1" draw:name="Obraz3" text:anchor-type="as-char" svg:width="1.296cm" svg:height="1.296cm" draw:z-index="2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hello.czs</svg:title></draw:frame><text:s/><text:bookmark text:name="yui_3_17_2_1_1604224537114_57"/><text:a xlink:type="simple" xlink:href="https://moodle.mimuw.edu.pl/pluginfile.php/24369/mod_assign/introattachment/0/hello.czs?forcedownload=1" office:target-frame-name="_blank" xlink:show="new" text:style-name="Internet_20_link" text:visited-style-name="Visited_20_Internet_20_Link">hello.czs</text:a> </text:p>
                        </text:section>
                        <text:p text:style-name="Table_20_Contents">28 listopada 2017, 21:31 </text:p>
                      </text:section>
                    </table:table-cell>
                  </table:table-row>
                </table:table>
              </text:section>
              <text:section text:style-name="Sect1" text:name="ygtv4">
                <text:p text:style-name="P1"><text:bookmark text:name="ygtvtableel4"/><text:bookmark text:name="yui_3_17_2_1_1604224537114_66"/><text:bookmark text:name="yui_3_17_2_1_1604224537114_65"/></text:p>
                <table:table table:name="Tabela4" table:style-name="Tabela4">
                  <table:table-column table:style-name="Tabela4.A"/>
                  <table:table-column table:style-name="Tabela4.B"/>
                  <text:soft-page-break/>
                  <table:table-row>
                    <table:table-cell table:style-name="Tabela4.A1" office:value-type="string">
                      <text:p text:style-name="Table_20_Contents"><text:bookmark text:name="ygtvt4"/><text:a xlink:type="simple" xlink:href="https://moodle.mimuw.edu.pl/mod/assign/view.php?id=7814#" text:style-name="Internet_20_link" text:visited-style-name="Visited_20_Internet_20_Link"> </text:a><text:bookmark text:name="ygtvcontentel4"/></text:p>
                    </table:table-cell>
                    <table:table-cell table:style-name="Tabela4.A1" office:value-type="string">
                      <text:section text:style-name="Sect1" text:name="yui_3_17_2_1_1604224537114_64">
                        <text:p text:style-name="Table_20_Contents"/>
                        <text:section text:style-name="Sect1" text:name="yui_3_17_2_1_1604224537114_63">
                          <text:p text:style-name="Table_20_Contents"><draw:frame draw:style-name="fr1" draw:name="Obraz4" text:anchor-type="as-char" svg:width="1.296cm" svg:height="1.296cm" draw:z-index="3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hello.out</svg:title></draw:frame><text:s/><text:bookmark text:name="yui_3_17_2_1_1604224537114_62"/><text:a xlink:type="simple" xlink:href="https://moodle.mimuw.edu.pl/pluginfile.php/24369/mod_assign/introattachment/0/hello.out?forcedownload=1" office:target-frame-name="_blank" xlink:show="new" text:style-name="Internet_20_link" text:visited-style-name="Visited_20_Internet_20_Link">hello.out</text:a> </text:p>
                        </text:section>
                        <text:p text:style-name="Table_20_Contents">28 listopada 2017, 21:31 </text:p>
                      </text:section>
                    </table:table-cell>
                  </table:table-row>
                </table:table>
              </text:section>
              <text:section text:style-name="Sect1" text:name="ygtv5">
                <text:p text:style-name="P1"><text:bookmark text:name="ygtvtableel5"/><text:bookmark text:name="yui_3_17_2_1_1604224537114_71"/><text:bookmark text:name="yui_3_17_2_1_1604224537114_70"/></text:p>
                <table:table table:name="Tabela5" table:style-name="Tabela5">
                  <table:table-column table:style-name="Tabela5.A"/>
                  <table:table-column table:style-name="Tabela5.B"/>
                  <table:table-row>
                    <table:table-cell table:style-name="Tabela5.A1" office:value-type="string">
                      <text:p text:style-name="Table_20_Contents"><text:bookmark text:name="ygtvt5"/><text:a xlink:type="simple" xlink:href="https://moodle.mimuw.edu.pl/mod/assign/view.php?id=7814#" text:style-name="Internet_20_link" text:visited-style-name="Visited_20_Internet_20_Link"> </text:a><text:bookmark text:name="ygtvcontentel5"/></text:p>
                    </table:table-cell>
                    <table:table-cell table:style-name="Tabela5.A1" office:value-type="string">
                      <text:section text:style-name="Sect1" text:name="yui_3_17_2_1_1604224537114_69">
                        <text:p text:style-name="Table_20_Contents"/>
                        <text:section text:style-name="Sect1" text:name="yui_3_17_2_1_1604224537114_68">
                          <text:p text:style-name="Table_20_Contents"><draw:frame draw:style-name="fr1" draw:name="Obraz5" text:anchor-type="as-char" svg:width="1.296cm" svg:height="1.296cm" draw:z-index="4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rekursja.czs</svg:title></draw:frame><text:s/><text:bookmark text:name="yui_3_17_2_1_1604224537114_67"/><text:a xlink:type="simple" xlink:href="https://moodle.mimuw.edu.pl/pluginfile.php/24369/mod_assign/introattachment/0/rekursja.czs?forcedownload=1" office:target-frame-name="_blank" xlink:show="new" text:style-name="Internet_20_link" text:visited-style-name="Visited_20_Internet_20_Link">rekursja.czs</text:a> </text:p>
                        </text:section>
                        <text:p text:style-name="Table_20_Contents">28 listopada 2017, 21:31 </text:p>
                      </text:section>
                    </table:table-cell>
                  </table:table-row>
                </table:table>
              </text:section>
              <text:section text:style-name="Sect1" text:name="ygtv6">
                <text:p text:style-name="P1"><text:bookmark text:name="ygtvtableel6"/><text:bookmark text:name="yui_3_17_2_1_1604224537114_76"/><text:bookmark text:name="yui_3_17_2_1_1604224537114_75"/></text:p>
                <table:table table:name="Tabela6" table:style-name="Tabela6">
                  <table:table-column table:style-name="Tabela6.A"/>
                  <table:table-column table:style-name="Tabela6.B"/>
                  <table:table-row>
                    <table:table-cell table:style-name="Tabela6.A1" office:value-type="string">
                      <text:p text:style-name="Table_20_Contents"><text:bookmark text:name="ygtvt6"/><text:a xlink:type="simple" xlink:href="https://moodle.mimuw.edu.pl/mod/assign/view.php?id=7814#" text:style-name="Internet_20_link" text:visited-style-name="Visited_20_Internet_20_Link"> </text:a><text:bookmark text:name="ygtvcontentel6"/></text:p>
                    </table:table-cell>
                    <table:table-cell table:style-name="Tabela6.A1" office:value-type="string">
                      <text:section text:style-name="Sect1" text:name="yui_3_17_2_1_1604224537114_74">
                        <text:p text:style-name="Table_20_Contents"/>
                        <text:section text:style-name="Sect1" text:name="yui_3_17_2_1_1604224537114_73">
                          <text:p text:style-name="Table_20_Contents"><draw:frame draw:style-name="fr1" draw:name="Obraz6" text:anchor-type="as-char" svg:width="1.296cm" svg:height="1.296cm" draw:z-index="5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rekursja.out</svg:title></draw:frame><text:s/><text:bookmark text:name="yui_3_17_2_1_1604224537114_72"/><text:a xlink:type="simple" xlink:href="https://moodle.mimuw.edu.pl/pluginfile.php/24369/mod_assign/introattachment/0/rekursja.out?forcedownload=1" office:target-frame-name="_blank" xlink:show="new" text:style-name="Internet_20_link" text:visited-style-name="Visited_20_Internet_20_Link">rekursja.out</text:a> </text:p>
                        </text:section>
                        <text:p text:style-name="Table_20_Contents">28 listopada 2017, 21:31 </text:p>
                      </text:section>
                    </table:table-cell>
                  </table:table-row>
                </table:table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1:15:43.703281281</meta:creation-date>
    <dc:date>2020-11-01T11:16:25.903450692</dc:date>
    <meta:editing-duration>PT43S</meta:editing-duration>
    <meta:editing-cycles>1</meta:editing-cycles>
    <meta:document-statistic meta:table-count="6" meta:image-count="6" meta:object-count="0" meta:page-count="5" meta:paragraph-count="94" meta:word-count="860" meta:character-count="5730" meta:non-whitespace-character-count="4971"/>
    <meta:generator>LibreOffice/6.0.7.3$Linux_X86_64 LibreOffice_project/00m0$Build-3</meta:generator>
  </office:meta>
</office:document-meta>
</file>